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754fa"/>
    </style:style>
    <style:style style:name="P2" style:family="paragraph" style:parent-style-name="Heading_20_3">
      <style:text-properties officeooo:paragraph-rsid="000754fa"/>
    </style:style>
    <style:style style:name="P3" style:family="paragraph" style:parent-style-name="Heading_20_4">
      <style:text-properties officeooo:paragraph-rsid="000754fa"/>
    </style:style>
    <style:style style:name="P4" style:family="paragraph" style:parent-style-name="Horizontal_20_Line">
      <style:text-properties officeooo:paragraph-rsid="000754fa"/>
    </style:style>
    <style:style style:name="P5" style:family="paragraph" style:parent-style-name="Text_20_body">
      <style:text-properties officeooo:paragraph-rsid="000754fa"/>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1in" style:type="right" style:leader-style="dotted" style:leader-text="."/>
        </style:tab-stops>
      </style:paragraph-properties>
    </style:style>
    <style:style style:name="P8" style:family="paragraph" style:parent-style-name="Contents_20_4">
      <style:paragraph-properties>
        <style:tab-stops>
          <style:tab-stop style:position="6.3346in" style:type="right" style:leader-style="dotted" style:leader-text="."/>
        </style:tab-stops>
      </style:paragraph-properties>
    </style:style>
    <style:style style:name="P9" style:family="paragraph" style:parent-style-name="Heading_20_2">
      <style:text-properties officeooo:paragraph-rsid="001083f2"/>
    </style:style>
    <style:style style:name="P10" style:family="paragraph" style:parent-style-name="Heading_20_3">
      <style:text-properties officeooo:paragraph-rsid="001083f2"/>
    </style:style>
    <style:style style:name="P11" style:family="paragraph" style:parent-style-name="Horizontal_20_Line">
      <style:text-properties officeooo:paragraph-rsid="001083f2"/>
    </style:style>
    <style:style style:name="P12" style:family="paragraph" style:parent-style-name="Text_20_body">
      <style:text-properties officeooo:paragraph-rsid="001083f2"/>
    </style:style>
    <style:style style:name="P13" style:family="paragraph" style:parent-style-name="Text_20_body">
      <style:text-properties officeooo:paragraph-rsid="00202f1b"/>
    </style:style>
    <style:style style:name="P14" style:family="paragraph" style:parent-style-name="Heading_20_3">
      <style:text-properties officeooo:paragraph-rsid="00202f1b"/>
    </style:style>
    <style:style style:name="P15" style:family="paragraph" style:parent-style-name="Heading_20_3">
      <style:text-properties officeooo:paragraph-rsid="00359fe2"/>
    </style:style>
    <style:style style:name="P16" style:family="paragraph" style:parent-style-name="Standard">
      <style:text-properties officeooo:paragraph-rsid="00359fe2"/>
    </style:style>
    <style:style style:name="P17" style:family="paragraph" style:parent-style-name="Subtitle">
      <style:text-properties officeooo:paragraph-rsid="002d735d"/>
    </style:style>
    <style:style style:name="P18" style:family="paragraph" style:parent-style-name="Text_20_body" style:list-style-name="L1">
      <style:text-properties officeooo:paragraph-rsid="001083f2"/>
    </style:style>
    <style:style style:name="P19" style:family="paragraph" style:parent-style-name="Text_20_body" style:list-style-name="L1">
      <style:text-properties officeooo:paragraph-rsid="00277d26"/>
    </style:style>
    <style:style style:name="P20" style:family="paragraph" style:parent-style-name="Text_20_body" style:list-style-name="L1">
      <style:text-properties officeooo:paragraph-rsid="002e2e29"/>
    </style:style>
    <style:style style:name="P21" style:family="paragraph" style:parent-style-name="Text_20_body" style:list-style-name="L2">
      <style:text-properties officeooo:paragraph-rsid="001083f2"/>
    </style:style>
    <style:style style:name="P22" style:family="paragraph" style:parent-style-name="Text_20_body" style:list-style-name="L2">
      <style:text-properties officeooo:paragraph-rsid="00308999"/>
    </style:style>
    <style:style style:name="P23" style:family="paragraph" style:parent-style-name="Text_20_body" style:list-style-name="L3">
      <style:text-properties officeooo:paragraph-rsid="001083f2"/>
    </style:style>
    <style:style style:name="P24" style:family="paragraph" style:parent-style-name="Text_20_body" style:list-style-name="L4">
      <style:text-properties officeooo:paragraph-rsid="001083f2"/>
    </style:style>
    <style:style style:name="P25" style:family="paragraph" style:parent-style-name="Text_20_body" style:list-style-name="L5">
      <style:text-properties officeooo:paragraph-rsid="001083f2"/>
    </style:style>
    <style:style style:name="P26" style:family="paragraph" style:parent-style-name="Text_20_body" style:list-style-name="L6">
      <style:text-properties officeooo:paragraph-rsid="001083f2"/>
    </style:style>
    <style:style style:name="P27" style:family="paragraph" style:parent-style-name="Text_20_body" style:list-style-name="L7">
      <style:text-properties officeooo:paragraph-rsid="001083f2"/>
    </style:style>
    <style:style style:name="P28" style:family="paragraph" style:parent-style-name="Text_20_body" style:list-style-name="L8">
      <style:text-properties officeooo:paragraph-rsid="001083f2"/>
    </style:style>
    <style:style style:name="P29" style:family="paragraph" style:parent-style-name="Text_20_body" style:list-style-name="L9">
      <style:text-properties officeooo:paragraph-rsid="001083f2"/>
    </style:style>
    <style:style style:name="P30" style:family="paragraph" style:parent-style-name="Text_20_body" style:list-style-name="L10">
      <style:text-properties officeooo:paragraph-rsid="000754fa"/>
    </style:style>
    <style:style style:name="P31" style:family="paragraph" style:parent-style-name="Text_20_body" style:list-style-name="L11">
      <style:text-properties officeooo:paragraph-rsid="000754fa"/>
    </style:style>
    <style:style style:name="P32" style:family="paragraph" style:parent-style-name="Text_20_body" style:list-style-name="L12">
      <style:text-properties officeooo:paragraph-rsid="000754fa"/>
    </style:style>
    <style:style style:name="P33" style:family="paragraph" style:parent-style-name="Text_20_body" style:list-style-name="L13">
      <style:text-properties officeooo:paragraph-rsid="000754fa"/>
    </style:style>
    <style:style style:name="P34" style:family="paragraph" style:parent-style-name="Text_20_body" style:list-style-name="L14">
      <style:text-properties officeooo:paragraph-rsid="000754fa"/>
    </style:style>
    <style:style style:name="P35" style:family="paragraph" style:parent-style-name="Text_20_body" style:list-style-name="L15">
      <style:text-properties officeooo:paragraph-rsid="000754fa"/>
    </style:style>
    <style:style style:name="P36" style:family="paragraph" style:parent-style-name="Text_20_body" style:list-style-name="L16">
      <style:text-properties officeooo:paragraph-rsid="000754fa"/>
    </style:style>
    <style:style style:name="P37" style:family="paragraph" style:parent-style-name="Text_20_body" style:list-style-name="L17">
      <style:text-properties officeooo:paragraph-rsid="000754fa"/>
    </style:style>
    <style:style style:name="P38" style:family="paragraph" style:parent-style-name="Text_20_body" style:list-style-name="L18">
      <style:text-properties officeooo:paragraph-rsid="000754fa"/>
    </style:style>
    <style:style style:name="P39" style:family="paragraph" style:parent-style-name="Text_20_body" style:list-style-name="L19">
      <style:text-properties officeooo:paragraph-rsid="000754fa"/>
    </style:style>
    <style:style style:name="P40" style:family="paragraph" style:parent-style-name="Text_20_body">
      <style:text-properties officeooo:rsid="001935eb" officeooo:paragraph-rsid="001935eb"/>
    </style:style>
    <style:style style:name="P41" style:family="paragraph" style:parent-style-name="Text_20_body">
      <style:text-properties officeooo:paragraph-rsid="000754fa"/>
    </style:style>
    <style:style style:name="P42" style:family="paragraph" style:parent-style-name="Text_20_body">
      <style:text-properties officeooo:rsid="00280be7" officeooo:paragraph-rsid="00280be7"/>
    </style:style>
    <style:style style:name="P43" style:family="paragraph" style:parent-style-name="Text_20_body">
      <style:text-properties officeooo:paragraph-rsid="0028910c"/>
    </style:style>
    <style:style style:name="P44" style:family="paragraph" style:parent-style-name="Text_20_body">
      <style:text-properties officeooo:rsid="00127869" officeooo:paragraph-rsid="002e2e29"/>
    </style:style>
    <style:style style:name="P45" style:family="paragraph" style:parent-style-name="Text_20_body" style:list-style-name="L1">
      <style:text-properties officeooo:rsid="002e2e29" officeooo:paragraph-rsid="002e2e29"/>
    </style:style>
    <style:style style:name="P46" style:family="paragraph" style:parent-style-name="Text_20_body" style:list-style-name="L1">
      <style:text-properties fo:language="en" fo:country="US" officeooo:paragraph-rsid="001083f2"/>
    </style:style>
    <style:style style:name="P47" style:family="paragraph" style:parent-style-name="Text_20_body">
      <style:text-properties officeooo:paragraph-rsid="0037409c"/>
    </style:style>
    <style:style style:name="P48" style:family="paragraph" style:parent-style-name="Text_20_body">
      <style:text-properties officeooo:paragraph-rsid="001083f2"/>
    </style:style>
    <style:style style:name="P49" style:family="paragraph" style:parent-style-name="Title">
      <style:text-properties officeooo:paragraph-rsid="002b9627"/>
    </style:style>
    <style:style style:name="T1" style:family="text">
      <style:text-properties officeooo:rsid="000a853a"/>
    </style:style>
    <style:style style:name="T2" style:family="text">
      <style:text-properties officeooo:rsid="0014229a"/>
    </style:style>
    <style:style style:name="T3" style:family="text">
      <style:text-properties officeooo:rsid="0017f616"/>
    </style:style>
    <style:style style:name="T4" style:family="text">
      <style:text-properties officeooo:rsid="001cb61f"/>
    </style:style>
    <style:style style:name="T5" style:family="text">
      <style:text-properties officeooo:rsid="00202f1b"/>
    </style:style>
    <style:style style:name="T6" style:family="text">
      <style:text-properties officeooo:rsid="002450c6"/>
    </style:style>
    <style:style style:name="T7" style:family="text">
      <style:text-properties officeooo:rsid="0025d5a2"/>
    </style:style>
    <style:style style:name="T8" style:family="text">
      <style:text-properties officeooo:rsid="0028910c"/>
    </style:style>
    <style:style style:name="T9" style:family="text">
      <style:text-properties officeooo:rsid="002a5029"/>
    </style:style>
    <style:style style:name="T10" style:family="text">
      <style:text-properties officeooo:rsid="002b9627"/>
    </style:style>
    <style:style style:name="T11" style:family="text">
      <style:text-properties officeooo:rsid="002e2e29"/>
    </style:style>
    <style:style style:name="T12" style:family="text">
      <style:text-properties officeooo:rsid="002fec4a"/>
    </style:style>
    <style:style style:name="T13" style:family="text">
      <style:text-properties officeooo:rsid="00308999"/>
    </style:style>
    <style:style style:name="T14" style:family="text">
      <style:text-properties officeooo:rsid="00315158"/>
    </style:style>
    <style:style style:name="T15" style:family="text">
      <style:text-properties officeooo:rsid="00325a4f"/>
    </style:style>
    <style:style style:name="T16" style:family="text">
      <style:text-properties officeooo:rsid="0034495b"/>
    </style:style>
    <style:style style:name="T17" style:family="text">
      <style:text-properties officeooo:rsid="0034a513"/>
    </style:style>
    <style:style style:name="T18" style:family="text">
      <style:text-properties officeooo:rsid="00359fe2"/>
    </style:style>
    <style:style style:name="fr1" style:family="graphic" style:parent-style-name="OLE">
      <style:graphic-properties fo:margin-left="0in" fo:margin-right="0in" fo:margin-top="0in" fo:margin-bottom="0in" style:vertical-pos="top" style:vertical-rel="baseline" fo:padding="0in" fo:border="none" draw:frame-display-scrollbar="false" draw:frame-display-border="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Strong_20_Emphasis"> </text:span><text:span text:style-name="Strong_20_Emphasis"><text:span text:style-name="T10">Constitution for </text:span></text:span><text:span text:style-name="Strong_20_Emphasis">Global Governance</text:span></text:p>
      <text:p text:style-name="P17"><text:span text:style-name="Strong_20_Emphasis">Unified Framework </text:span><text:span text:style-name="Strong_20_Emphasis"><text:span text:style-name="T10">for t</text:span></text:span><text:span text:style-name="Strong_20_Emphasis">he Earth Compact</text:span></text:p>
      <text:h text:style-name="Heading_20_2" text:outline-level="2"><text:span text:style-name="Strong_20_Emphasis">Preamble</text:span></text:h>
      <text:p text:style-name="P43"><text:s text:c="4"/>We, the peoples of Earth -- united in our shared humanity, <text:span text:style-name="T8">we are </text:span>affirming the dignity and equality of every person. <text:span text:style-name="T8">We are h</text:span>onoring cultural diversity, <text:span text:style-name="T9">and </text:span>committed to justice, sustainability, peace, and environmental stewardship.</text:p>
      <text:h text:style-name="Heading_20_1" text:outline-level="1">Declaration</text:h>
      <text:p text:style-name="P43"><text:s text:c="4"/><text:span text:style-name="T8">We do </text:span>hereby enact this Constitution for <text:span text:style-name="T10">G</text:span>lobal <text:span text:style-name="T10">G</text:span>overnance <text:span text:style-name="T10">t</text:span>o secure the rights and responsibilities of all, and to govern in common trust for present and future generations, <text:span text:style-name="T8">and to honor past generations</text:span>.</text:p>
      <text:h text:style-name="Heading_20_2" text:outline-level="2"><text:bookmark-start text:name="__RefHeading___Toc540_3382818469"/>Rebirth of humanity<text:bookmark-end text:name="__RefHeading___Toc540_3382818469"/></text:h>
      <text:p text:style-name="P44"><text:s text:c="4"/>Many countries have gone through the pain of <text:span text:style-name="T2">adapting to the new reality of out world. With the information age everybody is mostly aware of every nuance of our existence. </text:span><text:span text:style-name="T11">With the new and high technology we can create never before seen abundance for everybody. </text:span><text:span text:style-name="T4">We need a new conceptual framework to represent our modern way of life.</text:span></text:p>
      <text:h text:style-name="Heading_20_2" text:outline-level="2"><text:bookmark-start text:name="__RefHeading___Toc542_3382818469"/>Modern governance<text:bookmark-end text:name="__RefHeading___Toc542_3382818469"/></text:h>
      <text:p text:style-name="Text_20_body"><text:s text:c="3"/><text:span text:style-name="T3">The foundation for modern governance is </text:span><text:span text:style-name="T7">to acknowledge a new state of our universe.</text:span></text:p>
      <text:h text:style-name="Heading_20_2" text:outline-level="2">Scope</text:h>
      <text:p text:style-name="P40"><text:s text:c="4"/>This document outlines a prospective path for a peaceful, prosperous existence for all.</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506_3382818469" text:style-name="Index_20_Link" text:visited-style-name="Index_20_Link">Preamble<text:tab/>1</text:a></text:p>
          <text:p text:style-name="P6"><text:a xlink:type="simple" xlink:href="#__RefHeading___Toc540_3382818469" text:style-name="Index_20_Link" text:visited-style-name="Index_20_Link">Rebirth of humanity<text:tab/>1</text:a></text:p>
          <text:p text:style-name="P6"><text:a xlink:type="simple" xlink:href="#__RefHeading___Toc542_3382818469" text:style-name="Index_20_Link" text:visited-style-name="Index_20_Link">Modern governance<text:tab/>1</text:a></text:p>
          <text:p text:style-name="P6"><text:a xlink:type="simple" xlink:href="#__RefHeading___Toc510_3382818469" text:style-name="Index_20_Link" text:visited-style-name="Index_20_Link">Article I – Fundamental Rights and Freedoms<text:tab/>2</text:a></text:p>
          <text:p text:style-name="P6"><text:a xlink:type="simple" xlink:href="#__RefHeading___Toc512_3382818469" text:style-name="Index_20_Link" text:visited-style-name="Index_20_Link">Article II – Principles of Governance<text:tab/>2</text:a></text:p>
          <text:p text:style-name="P6"><text:a xlink:type="simple" xlink:href="#__RefHeading___Toc514_3382818469" text:style-name="Index_20_Link" text:visited-style-name="Index_20_Link">Article III – Structure of Government<text:tab/>2</text:a></text:p>
          <text:p text:style-name="P7"><text:a xlink:type="simple" xlink:href="#__RefHeading___Toc516_3382818469" text:style-name="Index_20_Link" text:visited-style-name="Index_20_Link">Section 1. The Global Assembly<text:tab/>2</text:a></text:p>
          <text:p text:style-name="P7"><text:a xlink:type="simple" xlink:href="#__RefHeading___Toc518_3382818469" text:style-name="Index_20_Link" text:visited-style-name="Index_20_Link">Section 2. The Global Council<text:tab/>3</text:a></text:p>
          <text:p text:style-name="P7"><text:soft-page-break/><text:a xlink:type="simple" xlink:href="#__RefHeading___Toc520_3382818469" text:style-name="Index_20_Link" text:visited-style-name="Index_20_Link">Section 3. The World Court<text:tab/>3</text:a></text:p>
          <text:p text:style-name="P7"><text:a xlink:type="simple" xlink:href="#__RefHeading___Toc522_3382818469" text:style-name="Index_20_Link" text:visited-style-name="Index_20_Link">Section 4. Specialized Agencies<text:tab/>3</text:a></text:p>
          <text:p text:style-name="P6"><text:a xlink:type="simple" xlink:href="#__RefHeading___Toc524_3382818469" text:style-name="Index_20_Link" text:visited-style-name="Index_20_Link">Article IV – Global Economic &amp; Resource Governance<text:tab/>3</text:a></text:p>
          <text:p text:style-name="P6"><text:a xlink:type="simple" xlink:href="#__RefHeading___Toc526_3382818469" text:style-name="Index_20_Link" text:visited-style-name="Index_20_Link">Article V – Environmental Duty and Climate Action<text:tab/>3</text:a></text:p>
          <text:p text:style-name="P6"><text:a xlink:type="simple" xlink:href="#__RefHeading___Toc528_3382818469" text:style-name="Index_20_Link" text:visited-style-name="Index_20_Link">Article VI – Peace, Security &amp; Conflict Resolution<text:tab/>3</text:a></text:p>
          <text:p text:style-name="P6"><text:a xlink:type="simple" xlink:href="#__RefHeading___Toc530_3382818469" text:style-name="Index_20_Link" text:visited-style-name="Index_20_Link">Article VII – Science, Technology &amp; Innovation<text:tab/>4</text:a></text:p>
          <text:p text:style-name="P6"><text:a xlink:type="simple" xlink:href="#__RefHeading___Toc532_3382818469" text:style-name="Index_20_Link" text:visited-style-name="Index_20_Link">Article VIII – Education, Culture &amp; Communication<text:tab/>4</text:a></text:p>
          <text:p text:style-name="P6"><text:a xlink:type="simple" xlink:href="#__RefHeading___Toc534_3382818469" text:style-name="Index_20_Link" text:visited-style-name="Index_20_Link">Article IX – Participatory Democracy &amp; Amendment Process<text:tab/>4</text:a></text:p>
          <text:p text:style-name="P6"><text:a xlink:type="simple" xlink:href="#__RefHeading___Toc536_3382818469" text:style-name="Index_20_Link" text:visited-style-name="Index_20_Link">Article X – Transitional Arrangements &amp; Implementation<text:tab/>4</text:a></text:p>
          <text:p text:style-name="P7"><text:a xlink:type="simple" xlink:href="#__RefHeading___Toc538_3382818469" text:style-name="Index_20_Link" text:visited-style-name="Index_20_Link">1. Core Principles<text:tab/>4</text:a></text:p>
          <text:p text:style-name="P7"><text:a xlink:type="simple" xlink:href="#__RefHeading___Toc635_12999452" text:style-name="Index_20_Link" text:visited-style-name="Index_20_Link">2. Three-Tiered Structure<text:tab/>5</text:a></text:p>
          <text:p text:style-name="P8"><text:a xlink:type="simple" xlink:href="#__RefHeading___Toc637_12999452" text:style-name="Index_20_Link" text:visited-style-name="Index_20_Link">2.1. Global Level: Earth Assembly<text:tab/>5</text:a></text:p>
          <text:p text:style-name="P8"><text:a xlink:type="simple" xlink:href="#__RefHeading___Toc639_12999452" text:style-name="Index_20_Link" text:visited-style-name="Index_20_Link">2.2. Regional Level: Continental Federations<text:tab/>5</text:a></text:p>
          <text:p text:style-name="P8"><text:a xlink:type="simple" xlink:href="#__RefHeading___Toc641_12999452" text:style-name="Index_20_Link" text:visited-style-name="Index_20_Link">2.3. Local/National Level: Sovereign Local Governments<text:tab/>5</text:a></text:p>
          <text:p text:style-name="P7"><text:a xlink:type="simple" xlink:href="#__RefHeading___Toc643_12999452" text:style-name="Index_20_Link" text:visited-style-name="Index_20_Link">3. Rights &amp; Responsibilities Charter (Global Constitution)<text:tab/>6</text:a></text:p>
          <text:p text:style-name="P7"><text:a xlink:type="simple" xlink:href="#__RefHeading___Toc645_12999452" text:style-name="Index_20_Link" text:visited-style-name="Index_20_Link">4. Enforcement &amp; Legal System<text:tab/>6</text:a></text:p>
          <text:p text:style-name="P7"><text:a xlink:type="simple" xlink:href="#__RefHeading___Toc647_12999452" text:style-name="Index_20_Link" text:visited-style-name="Index_20_Link">5. Global Economy &amp; Resource Equity<text:tab/>6</text:a></text:p>
          <text:p text:style-name="P7"><text:a xlink:type="simple" xlink:href="#__RefHeading___Toc649_12999452" text:style-name="Index_20_Link" text:visited-style-name="Index_20_Link">6. Participatory Mechanisms<text:tab/>6</text:a></text:p>
          <text:p text:style-name="P6"><text:a xlink:type="simple" xlink:href="#__RefHeading___Toc651_12999452" text:style-name="Index_20_Link" text:visited-style-name="Index_20_Link">Challenges &amp; Caveats<text:tab/>6</text:a></text:p>
          <text:p text:style-name="P6"><text:a xlink:type="simple" xlink:href="#__RefHeading___Toc653_12999452" text:style-name="Index_20_Link" text:visited-style-name="Index_20_Link">A Realistic Path Forward<text:tab/>7</text:a></text:p>
        </text:index-body>
      </text:table-of-content>
      <text:h text:style-name="P9" text:outline-level="2"><text:bookmark-start text:name="__RefHeading___Toc510_3382818469"/><text:span text:style-name="Strong_20_Emphasis">Article I – Fundamental Rights and Freedoms</text:span><text:bookmark-end text:name="__RefHeading___Toc510_3382818469"/></text:h>
      <text:list xml:id="list3099964761" text:style-name="L1">
        <text:list-item>
          <text:p text:style-name="P19">Every human is born free and equal in rights and dignity.</text:p>
        </text:list-item>
        <text:list-item>
          <text:p text:style-name="P45">This includes unconditional and expedient due process, as laid out in successive parts of this document.</text:p>
        </text:list-item>
        <text:list-item>
          <text:p text:style-name="P20">Each person has the right to life, liberty, security, expression, movement, belief, <text:span text:style-name="T11">care, </text:span>education, health, and a safe environment.</text:p>
        </text:list-item>
        <text:list-item>
          <text:p text:style-name="P18">No one shall be subjected to torture, slavery, discrimination, <text:span text:style-name="T11">of any kind, including</text:span> discrimination based on race, nationality, gender, religion, language, social or economic status.</text:p>
        </text:list-item>
        <text:list-item>
          <text:p text:style-name="P18">Collective rights: indigenous communities and cultural groups shall have the right to preserve heritage, language, and traditions.</text:p>
        </text:list-item>
        <text:list-item>
          <text:p text:style-name="P46">Environmental rights: a clean, healthy, and ecologically balanced environment is <text:span text:style-name="T12">warranted to the highest possible extent</text:span>. </text:p>
        </text:list-item>
      </text:list>
      <text:h text:style-name="P9" text:outline-level="2"><text:bookmark-start text:name="__RefHeading___Toc512_3382818469"/><text:span text:style-name="Strong_20_Emphasis">Article II – Principles of Governance, </text:span><text:span text:style-name="Strong_20_Emphasis"><text:span text:style-name="T17">Scope</text:span></text:span><text:bookmark-end text:name="__RefHeading___Toc512_3382818469"/></text:h>
      <text:list xml:id="list1674890011" text:style-name="L2">
        <text:list-item>
          <text:p text:style-name="P22">Governance shall follow democratic participation, transparency, accountability, rule of law, and equality under the law. <text:span text:style-name="T13">Wherever possible, <text:s/>decisions should be </text:span><text:span text:style-name="T14">delegated</text:span><text:span text:style-name="T13"> </text:span><text:span text:style-name="T14">to be </text:span><text:span text:style-name="T13">made as close to affected individuals / </text:span><text:span text:style-name="T16">effected </text:span><text:span text:style-name="T13">entities as possible.</text:span></text:p>
        </text:list-item>
        <text:list-item>
          <text:p text:style-name="P21">The <text:span text:style-name="T15">Global </text:span>Compact Constitution is the supreme legal authority; existing and national laws are subordinate where they conflict with this Constitution.</text:p>
        </text:list-item>
        <text:list-item>
          <text:p text:style-name="P21">All persons, governments, <text:span text:style-name="T16">entities, </text:span>institutions, and corporations are bound by it.</text:p>
        </text:list-item>
      </text:list>
      <text:h text:style-name="P9" text:outline-level="2"><text:bookmark-start text:name="__RefHeading___Toc514_3382818469"/><text:soft-page-break/><text:span text:style-name="Strong_20_Emphasis">Article III – Structure of Government</text:span><text:span text:style-name="Strong_20_Emphasis"><text:span text:style-name="T6">s</text:span></text:span><text:bookmark-end text:name="__RefHeading___Toc514_3382818469"/></text:h>
      <text:h text:style-name="P14" text:outline-level="3"><text:bookmark-start text:name="__RefHeading___Toc516_3382818469"/><text:span text:style-name="Strong_20_Emphasis">Section 1. The </text:span><text:span text:style-name="Strong_20_Emphasis"><text:span text:style-name="T5">Local </text:span></text:span><text:span text:style-name="Strong_20_Emphasis">Assembly</text:span><text:bookmark-end text:name="__RefHeading___Toc516_3382818469"/></text:h>
      <text:p text:style-name="P16"><text:s text:c="4"/>A body of representatives elected proportionally by global population, including seats reserved for Indigenous Peoples and historically marginalized communities. The Assembly enacts global statutes, approves global budgets, and ratifies treaties.</text:p>
      <text:h text:style-name="P15" text:outline-level="3"><text:bookmark-start text:name="__RefHeading___Toc516_33828184692"/><text:span text:style-name="Strong_20_Emphasis">Section </text:span><text:span text:style-name="Strong_20_Emphasis"><text:span text:style-name="T18">2</text:span></text:span><text:span text:style-name="Strong_20_Emphasis">. The </text:span><text:span text:style-name="Strong_20_Emphasis"><text:span text:style-name="T18">Regional</text:span></text:span><text:span text:style-name="Strong_20_Emphasis"><text:span text:style-name="T5"> </text:span></text:span><text:span text:style-name="Strong_20_Emphasis">Assembly</text:span><text:bookmark-end text:name="__RefHeading___Toc516_33828184692"/></text:h>
      <text:p text:style-name="P16"><text:s text:c="4"/>A body of representatives elected proportionally by global population, including seats reserved for Indigenous Peoples and historically marginalized communities. The Assembly enacts global statutes, approves global budgets, and ratifies treaties.</text:p>
      <text:h text:style-name="P15" text:outline-level="3"><text:bookmark-start text:name="__RefHeading___Toc516_338281846921"/><text:span text:style-name="Strong_20_Emphasis">Section </text:span><text:span text:style-name="Strong_20_Emphasis"><text:span text:style-name="T18">3.</text:span></text:span><text:span text:style-name="Strong_20_Emphasis"> The </text:span><text:span text:style-name="Strong_20_Emphasis"><text:span text:style-name="T18">Continental </text:span></text:span><text:span text:style-name="Strong_20_Emphasis">Assembly</text:span><text:bookmark-end text:name="__RefHeading___Toc516_338281846921"/></text:h>
      <text:p text:style-name="P16"><text:s text:c="4"/>A body of representatives elected proportionally by global population, including seats reserved for Indigenous Peoples and historically marginalized communities. The Assembly enacts global statutes, approves global budgets, and ratifies treaties.</text:p>
      <text:h text:style-name="P15" text:outline-level="3"><text:bookmark-start text:name="__RefHeading___Toc516_33828184691"/><text:span text:style-name="Strong_20_Emphasis">Section </text:span><text:span text:style-name="Strong_20_Emphasis"><text:span text:style-name="T18">4</text:span></text:span><text:span text:style-name="Strong_20_Emphasis">. The Global Assembly</text:span><text:bookmark-end text:name="__RefHeading___Toc516_33828184691"/></text:h>
      <text:p text:style-name="P13"><text:s text:c="2"/>A body of representatives elected proportionally by global population, including seats reserved for Indigenous Peoples and historically marginalized communities. The Assembly enacts global statutes, approves global budgets, and ratifies treaties.</text:p>
      <text:h text:style-name="P10" text:outline-level="3"><text:bookmark-start text:name="__RefHeading___Toc518_3382818469"/><text:span text:style-name="Strong_20_Emphasis">Section </text:span><text:span text:style-name="Strong_20_Emphasis"><text:span text:style-name="T18">5</text:span></text:span><text:span text:style-name="Strong_20_Emphasis">. The Global Council</text:span><text:bookmark-end text:name="__RefHeading___Toc518_3382818469"/></text:h>
      <text:p text:style-name="P12"><text:s text:c="2"/>An executive council composed of representatives from major regions and continental federations. It enforces Assembly decisions, coordinates global policy, and manages emergencies and global projects.</text:p>
      <text:h text:style-name="P10" text:outline-level="3"><text:bookmark-start text:name="__RefHeading___Toc520_3382818469"/><text:span text:style-name="Strong_20_Emphasis">Section </text:span><text:span text:style-name="Strong_20_Emphasis"><text:span text:style-name="T18">6</text:span></text:span><text:span text:style-name="Strong_20_Emphasis">. The World Court</text:span><text:bookmark-end text:name="__RefHeading___Toc520_3382818469"/></text:h>
      <text:p text:style-name="P12"><text:s text:c="4"/>An independent judiciary vested with power to adjudicate violations of this Constitution, inter-state disputes, and crimes against humanity and ecocide.</text:p>
      <text:h text:style-name="P10" text:outline-level="3"><text:bookmark-start text:name="__RefHeading___Toc522_3382818469"/><text:span text:style-name="Strong_20_Emphasis">Section </text:span><text:span text:style-name="Strong_20_Emphasis"><text:span text:style-name="T18">7</text:span></text:span><text:span text:style-name="Strong_20_Emphasis">. Specialized Agencies</text:span><text:bookmark-end text:name="__RefHeading___Toc522_3382818469"/></text:h>
      <text:p text:style-name="P12">Autonomous agencies under constitutional mandate—covering public health, environmental protection, science and innovation, social development, digital governance, and disaster response (akin to a Global Health Constitution proposed overlaying WHO) </text:p>
      <text:h text:style-name="P9" text:outline-level="2"><text:bookmark-start text:name="__RefHeading___Toc524_3382818469"/><text:span text:style-name="Strong_20_Emphasis">Article IV – Global Economic &amp; Resource Governance</text:span><text:bookmark-end text:name="__RefHeading___Toc524_3382818469"/></text:h>
      <text:list xml:id="list3177780147" text:style-name="L3">
        <text:list-item>
          <text:p text:style-name="P23">A global taxation system funds Planetary Resource Dividend—basic universal social services and income funded via global resource fees (carbon, data, commons usage).</text:p>
        </text:list-item>
        <text:list-item>
          <text:p text:style-name="P23">Wealth redistribution mechanisms ensure equity and reduce extreme inequality.</text:p>
        </text:list-item>
        <text:list-item>
          <text:p text:style-name="P23">Natural resources of global significance (atmosphere, deep seabed, biodiversity hotspots) are treated as shared commons and conserved for current and future generations.table</text:p>
        </text:list-item>
      </text:list>
      <text:p text:style-name="P11"><text:soft-page-break/></text:p>
      <text:h text:style-name="P9" text:outline-level="2"><text:bookmark-start text:name="__RefHeading___Toc526_3382818469"/><text:span text:style-name="Strong_20_Emphasis">Article V – Environmental Duty and Climate Action</text:span><text:bookmark-end text:name="__RefHeading___Toc526_3382818469"/></text:h>
      <text:list xml:id="list3214739263" text:style-name="L4">
        <text:list-item>
          <text:p text:style-name="P24">All nations commit to net-zero greenhouse gas emissions by specified targets, conservation of biodiversity, and sustainable resource use.</text:p>
        </text:list-item>
        <text:list-item>
          <text:p text:style-name="P24">Ecocide and large-scale environmental harm are globally prosecutable offenses.</text:p>
        </text:list-item>
        <text:list-item>
          <text:p text:style-name="P24">Global reserve zones are established to protect endangered ecosystems, with enforcement by international environmental agents.</text:p>
        </text:list-item>
      </text:list>
      <text:p text:style-name="P11"/>
      <text:h text:style-name="P9" text:outline-level="2"><text:bookmark-start text:name="__RefHeading___Toc528_3382818469"/><text:span text:style-name="Strong_20_Emphasis">Article VI – Peace, Security &amp; Conflict Resolution</text:span><text:bookmark-end text:name="__RefHeading___Toc528_3382818469"/></text:h>
      <text:list xml:id="list432596572" text:style-name="L5">
        <text:list-item>
          <text:p text:style-name="P25">Nations renounce war where possible; disputes are resolved through arbitration, mediation, and the World Court.</text:p>
        </text:list-item>
        <text:list-item>
          <text:p text:style-name="P25">A global peacekeeping service responds to genocide, war crimes, and crimes against humanity.</text:p>
        </text:list-item>
        <text:list-item>
          <text:p text:style-name="P25">Phased disarmament of weapons of mass destruction is mandatory.</text:p>
        </text:list-item>
      </text:list>
      <text:p text:style-name="P11"/>
      <text:h text:style-name="P9" text:outline-level="2"><text:bookmark-start text:name="__RefHeading___Toc530_3382818469"/><text:span text:style-name="Strong_20_Emphasis">Article VII – Science, Technology &amp; Innovation</text:span><text:bookmark-end text:name="__RefHeading___Toc530_3382818469"/></text:h>
      <text:list xml:id="list3970815617" text:style-name="L6">
        <text:list-item>
          <text:p text:style-name="P26">Scientific research is coordinated globally to address challenges like pandemics, climate crises, and energy transitions.</text:p>
        </text:list-item>
        <text:list-item>
          <text:p text:style-name="P26">Knowledge and innovation are open-access, with equitable benefit-sharing globally.</text:p>
        </text:list-item>
        <text:list-item>
          <text:p text:style-name="P26">Ethical oversight councils review emerging technologies (e.g. AI, biotech).</text:p>
        </text:list-item>
      </text:list>
      <text:h text:style-name="P9" text:outline-level="2"><text:bookmark-start text:name="__RefHeading___Toc532_3382818469"/><text:span text:style-name="Strong_20_Emphasis">Article VIII – Education, Culture &amp; Communication</text:span><text:bookmark-end text:name="__RefHeading___Toc532_3382818469"/></text:h>
      <text:list xml:id="list582168740" text:style-name="L7">
        <text:list-item>
          <text:p text:style-name="P27">Universal, inclusive, multilingual education is guaranteed. <text:span text:style-name="T6">One global language is encouraged, currently the language of choice is English.</text:span></text:p>
        </text:list-item>
        <text:list-item>
          <text:p text:style-name="P27">Cultural diversity is celebrated—heritage preserved while promoting intercultural exchange.</text:p>
        </text:list-item>
        <text:list-item>
          <text:p text:style-name="P27">Digital rights, including privacy, freedom of information, and internet access, are protected.</text:p>
        </text:list-item>
      </text:list>
      <text:p text:style-name="P11"/>
      <text:h text:style-name="P9" text:outline-level="2"><text:bookmark-start text:name="__RefHeading___Toc534_3382818469"/><text:span text:style-name="Strong_20_Emphasis">Article IX – Participatory Democracy &amp; Amendment Process</text:span><text:bookmark-end text:name="__RefHeading___Toc534_3382818469"/></text:h>
      <text:list xml:id="list1707804227" text:style-name="L8">
        <text:list-item>
          <text:p text:style-name="P28">Amendments may originate from the Global Assembly or via petitions signed by ≥10% of the global population.</text:p>
        </text:list-item>
        <text:list-item>
          <text:p text:style-name="P28"><text:soft-page-break/>Ratification requires a two-thirds Assembly vote and approval by a global referendum with at least 60% turnout in favor.</text:p>
        </text:list-item>
        <text:list-item>
          <text:p text:style-name="P28">The Constitution is designed as a living, open-source document subject to coearthntinuous global deliberation and crowd-sourced reform. <text:span text:style-name="T6">A digital signature is provided with the original, so it is identifiable as the original.</text:span></text:p>
        </text:list-item>
      </text:list>
      <text:h text:style-name="P9" text:outline-level="2"><text:bookmark-start text:name="__RefHeading___Toc536_3382818469"/><text:span text:style-name="Strong_20_Emphasis">Article X – Transitional Arrangements &amp; Implementation</text:span><text:bookmark-end text:name="__RefHeading___Toc536_3382818469"/></text:h>
      <text:list xml:id="list889848191" text:style-name="L9">
        <text:list-item>
          <text:p text:style-name="P29">A Transitional Council (composed of international experts, civil society, and elected delegates) supervises phased establishment of institutional bodies.</text:p>
        </text:list-item>
        <text:list-item>
          <text:p text:style-name="P29">Initial phases include reform of existing international bodies (e.g. democratizing UN, forming continental federations, launching citizen assemblies) leading toward full constitutional governance.</text:p>
        </text:list-item>
        <text:list-item>
          <text:p text:style-name="P29">Safeguards: decentralized power, transparency, citizen juries, and audit systems prevent concentration of authority.</text:p>
        </text:list-item>
      </text:list>
      <text:h text:style-name="P10" text:outline-level="3"><text:bookmark-start text:name="__RefHeading___Toc538_3382818469"/>1. <text:span text:style-name="Strong_20_Emphasis">Core Principles</text:span><text:bookmark-end text:name="__RefHeading___Toc538_3382818469"/></text:h>
      <text:p text:style-name="P5">This framework is built on five universal principles:</text:p>
      <text:list xml:id="list758905569" text:style-name="L10">
        <text:list-item>
          <text:p text:style-name="P30"><text:span text:style-name="Strong_20_Emphasis">Human dignity</text:span> and individual rights <text:span text:style-name="T1">and basic needs</text:span></text:p>
        </text:list-item>
        <text:list-item>
          <text:p text:style-name="P30"><text:span text:style-name="Strong_20_Emphasis">Democratic participation</text:span> and subsidiarity (decisions made at the lowest competent level)</text:p>
        </text:list-item>
        <text:list-item>
          <text:p text:style-name="P30"><text:span text:style-name="Strong_20_Emphasis">Environmental stewardship</text:span> and sustainability</text:p>
        </text:list-item>
        <text:list-item>
          <text:p text:style-name="P30"><text:span text:style-name="Strong_20_Emphasis">Equity</text:span> and access to opportunity</text:p>
        </text:list-item>
        <text:list-item>
          <text:p text:style-name="P30"><text:span text:style-name="Strong_20_Emphasis">Peaceful coexistence</text:span> and conflict resolution</text:p>
        </text:list-item>
      </text:list>
      <text:h text:style-name="P2" text:outline-level="3"><text:bookmark-start text:name="__RefHeading___Toc635_12999452"/>2. <text:span text:style-name="Strong_20_Emphasis">Three-Tiered Structure</text:span><text:bookmark-end text:name="__RefHeading___Toc635_12999452"/></text:h>
      <text:h text:style-name="P3" text:outline-level="4"><text:bookmark-start text:name="__RefHeading___Toc637_12999452"/>2.1. <text:span text:style-name="Strong_20_Emphasis">Global Level: Earth Assembly</text:span><text:bookmark-end text:name="__RefHeading___Toc637_12999452"/></text:h>
      <text:list xml:id="list2334192958" text:style-name="L11">
        <text:list-item>
          <text:p text:style-name="P31"><text:span text:style-name="Strong_20_Emphasis">Institution:</text:span> <text:span text:style-name="Emphasis">United Earth Assembly (UEA)</text:span></text:p>
        </text:list-item>
        <text:list-item>
          <text:p text:style-name="P31"><text:span text:style-name="Strong_20_Emphasis">Representation:</text:span> Democratically elected representatives by global population (proportional), plus regional and indigenous representatives.</text:p>
        </text:list-item>
        <text:list-item>
          <text:p text:style-name="P31"><text:span text:style-name="Strong_20_Emphasis">Functions:</text:span></text:p>
          <text:list>
            <text:list-item>
              <text:p text:style-name="P31">Enforce basic human rights globally</text:p>
            </text:list-item>
            <text:list-item>
              <text:p text:style-name="P31">Address existential threats: climate change, pandemics, nuclear disarmament</text:p>
            </text:list-item>
            <text:list-item>
              <text:p text:style-name="P31">Regulate planetary commons: oceans, atmosphere, space</text:p>
            </text:list-item>
            <text:list-item>
              <text:p text:style-name="P31">Coordinate science, emergency response, and global research</text:p>
            </text:list-item>
            <text:list-item>
              <text:p text:style-name="P31">Set global ethical standards (e.g., AI, biotech)</text:p>
            </text:list-item>
          </text:list>
        </text:list-item>
      </text:list>
      <text:h text:style-name="P3" text:outline-level="4"><text:bookmark-start text:name="__RefHeading___Toc639_12999452"/><text:soft-page-break/>2.2. <text:span text:style-name="Strong_20_Emphasis">Regional Level: Continental Federations</text:span><text:bookmark-end text:name="__RefHeading___Toc639_12999452"/></text:h>
      <text:list xml:id="list1908300227" text:style-name="L12">
        <text:list-item>
          <text:p text:style-name="P32">Examples: African Federation, European Federation, Asian-Pacific Confederation, etc.</text:p>
        </text:list-item>
        <text:list-item>
          <text:p text:style-name="P32"><text:span text:style-name="Strong_20_Emphasis">Functions:</text:span></text:p>
          <text:list>
            <text:list-item>
              <text:p text:style-name="P32">Coordinate regional development, infrastructure, migration</text:p>
            </text:list-item>
            <text:list-item>
              <text:p text:style-name="P32">Harmonize trade and environmental policies</text:p>
            </text:list-item>
            <text:list-item>
              <text:p text:style-name="P32">Represent cultural and economic clusters within the UEA</text:p>
            </text:list-item>
          </text:list>
        </text:list-item>
      </text:list>
      <text:h text:style-name="P3" text:outline-level="4"><text:bookmark-start text:name="__RefHeading___Toc641_12999452"/>2.3. <text:span text:style-name="Strong_20_Emphasis">Local/National Level: Sovereign Local Governments</text:span><text:bookmark-end text:name="__RefHeading___Toc641_12999452"/></text:h>
      <text:list xml:id="list4224051615" text:style-name="L13">
        <text:list-item>
          <text:p text:style-name="P33"><text:span text:style-name="Strong_20_Emphasis">Preserve:</text:span> Language, religion, culture, legal traditions</text:p>
        </text:list-item>
        <text:list-item>
          <text:p text:style-name="P33"><text:span text:style-name="Strong_20_Emphasis">Functions:</text:span></text:p>
          <text:list>
            <text:list-item>
              <text:p text:style-name="P33">Self-determination within a universal rights framework</text:p>
            </text:list-item>
            <text:list-item>
              <text:p text:style-name="P33">Education, health, justice systems</text:p>
            </text:list-item>
            <text:list-item>
              <text:p text:style-name="P33">Regional adaptation of global policies</text:p>
            </text:list-item>
          </text:list>
        </text:list-item>
      </text:list>
      <text:p text:style-name="P4"/>
      <text:h text:style-name="P2" text:outline-level="3"><text:bookmark-start text:name="__RefHeading___Toc643_12999452"/>3. <text:span text:style-name="Strong_20_Emphasis">Rights &amp; Responsibilities Charter (Global Constitution)</text:span><text:bookmark-end text:name="__RefHeading___Toc643_12999452"/></text:h>
      <text:list xml:id="list1528181641" text:style-name="L14">
        <text:list-item>
          <text:p text:style-name="P34"><text:span text:style-name="Strong_20_Emphasis">Modeled After:</text:span> Universal Declaration of Human Rights + Planetary Boundaries framework</text:p>
        </text:list-item>
        <text:list-item>
          <text:p text:style-name="P34"><text:span text:style-name="Strong_20_Emphasis">Enshrines:</text:span></text:p>
          <text:list>
            <text:list-item>
              <text:p text:style-name="P34">Right to life, expression, movement, education</text:p>
            </text:list-item>
            <text:list-item>
              <text:p text:style-name="P34">Protection of indigenous cultures and minority rights</text:p>
            </text:list-item>
            <text:list-item>
              <text:p text:style-name="P34">Right to a clean and safe environment</text:p>
            </text:list-item>
            <text:list-item>
              <text:p text:style-name="P34">Duty to future generations</text:p>
            </text:list-item>
          </text:list>
        </text:list-item>
      </text:list>
      <text:h text:style-name="P2" text:outline-level="3"><text:bookmark-start text:name="__RefHeading___Toc645_12999452"/>4. <text:span text:style-name="Strong_20_Emphasis">Enforcement &amp; Legal System</text:span><text:bookmark-end text:name="__RefHeading___Toc645_12999452"/></text:h>
      <text:list xml:id="list3417602178" text:style-name="L15">
        <text:list-item>
          <text:p text:style-name="P35"><text:span text:style-name="Strong_20_Emphasis">Global Court of Humanity &amp; Nature</text:span></text:p>
          <text:list>
            <text:list-item>
              <text:p text:style-name="P35">Adjudicates crimes against humanity, ecocide, corruption</text:p>
            </text:list-item>
          </text:list>
        </text:list-item>
        <text:list-item>
          <text:p text:style-name="P35"><text:span text:style-name="Strong_20_Emphasis">Transnational Civil Service</text:span></text:p>
          <text:list>
            <text:list-item>
              <text:p text:style-name="P35">Peacekeepers, environmental monitors, scientific advisors</text:p>
            </text:list-item>
          </text:list>
        </text:list-item>
        <text:list-item>
          <text:p text:style-name="P35"><text:span text:style-name="Strong_20_Emphasis">Ethical Oversight Council</text:span></text:p>
          <text:list>
            <text:list-item>
              <text:p text:style-name="P35">Reviews emerging technologies and moral dilemmas</text:p>
            </text:list-item>
          </text:list>
        </text:list-item>
      </text:list>
      <text:h text:style-name="P2" text:outline-level="3"><text:bookmark-start text:name="__RefHeading___Toc647_12999452"/>5. <text:span text:style-name="Strong_20_Emphasis">Global Economy &amp; Resource Equity</text:span><text:bookmark-end text:name="__RefHeading___Toc647_12999452"/></text:h>
      <text:list xml:id="list3579383835" text:style-name="L16">
        <text:list-item>
          <text:p text:style-name="P36"><text:span text:style-name="Strong_20_Emphasis">Planetary Resource Dividend (PRD):</text:span></text:p>
          <text:list>
            <text:list-item>
              <text:p text:style-name="P36"><text:soft-page-break/>A basic income or service guarantee funded by taxing use of shared global resources (e.g., carbon, data, deep-sea mining)</text:p>
            </text:list-item>
          </text:list>
        </text:list-item>
        <text:list-item>
          <text:p text:style-name="P36"><text:span text:style-name="Strong_20_Emphasis">Progressive Taxation on Excess Accumulation</text:span></text:p>
          <text:list>
            <text:list-item>
              <text:p text:style-name="P36">Address wealth inequality on a planetary scale</text:p>
            </text:list-item>
          </text:list>
        </text:list-item>
        <text:list-item>
          <text:p text:style-name="P36"><text:span text:style-name="Strong_20_Emphasis">Open Innovation and Knowledge Commons</text:span></text:p>
          <text:list>
            <text:list-item>
              <text:p text:style-name="P36">Education and key technologies open to all</text:p>
            </text:list-item>
          </text:list>
        </text:list-item>
      </text:list>
      <text:h text:style-name="P2" text:outline-level="3"><text:bookmark-start text:name="__RefHeading___Toc649_12999452"/>6. <text:span text:style-name="Strong_20_Emphasis">Participatory Mechanisms</text:span><text:bookmark-end text:name="__RefHeading___Toc649_12999452"/></text:h>
      <text:list xml:id="list495293849" text:style-name="L17">
        <text:list-item>
          <text:p text:style-name="P37"><text:span text:style-name="Strong_20_Emphasis">Global Referenda:</text:span> Citizens vote directly on key global issues</text:p>
        </text:list-item>
        <text:list-item>
          <text:p text:style-name="P37"><text:span text:style-name="Strong_20_Emphasis">Deliberative Assemblies:</text:span> Citizens’ juries and panels to guide decision-making</text:p>
        </text:list-item>
        <text:list-item>
          <text:p text:style-name="P37"><text:span text:style-name="Strong_20_Emphasis">Transparency &amp; Digital Governance Tools:</text:span> Open-source audits, real-time public dashboards, decentralized voting</text:p>
        </text:list-item>
      </text:list>
      <text:h text:style-name="P1" text:outline-level="2"><text:bookmark-start text:name="__RefHeading___Toc651_12999452"/>Challenges &amp; Caveats<text:bookmark-end text:name="__RefHeading___Toc651_12999452"/></text:h>
      <text:list xml:id="list4150735436" text:style-name="L18">
        <text:list-item>
          <text:p text:style-name="P38">Requires a <text:span text:style-name="Strong_20_Emphasis">massive cultural shift</text:span> and redefinition of sovereignty</text:p>
        </text:list-item>
        <text:list-item>
          <text:p text:style-name="P38">Likely to face <text:span text:style-name="Strong_20_Emphasis">elite resistance</text:span> and <text:span text:style-name="Strong_20_Emphasis">geopolitical rivalry</text:span></text:p>
        </text:list-item>
        <text:list-item>
          <text:p text:style-name="P38">Implementation would be <text:span text:style-name="Strong_20_Emphasis">gradual and adaptive</text:span>, likely beginning through enhanced versions of current institutions (e.g., UN reform, regional unions)</text:p>
        </text:list-item>
      </text:list>
      <text:p text:style-name="P4"/>
      <text:h text:style-name="P1" text:outline-level="2"><text:bookmark-start text:name="__RefHeading___Toc653_12999452"/>A Realistic Path Forward:<text:bookmark-end text:name="__RefHeading___Toc653_12999452"/></text:h>
      <text:list xml:id="list1366423568" text:style-name="L19">
        <text:list-item>
          <text:p text:style-name="P39"><text:span text:style-name="Strong_20_Emphasis">Reform Existing Bodies</text:span> (e.g. democratize the UN)</text:p>
        </text:list-item>
        <text:list-item>
          <text:p text:style-name="P39"><text:span text:style-name="Strong_20_Emphasis">Strengthen Regional Federations</text:span> (like the EU, AU)</text:p>
        </text:list-item>
        <text:list-item>
          <text:p text:style-name="P39"><text:span text:style-name="Strong_20_Emphasis">Build Shared Norms</text:span> via education, media, and civil society</text:p>
        </text:list-item>
        <text:list-item>
          <text:p text:style-name="P39"><text:span text:style-name="Strong_20_Emphasis">Create Pilot Projects</text:span> for global citizen assemblies</text:p>
        </text:list-item>
        <text:list-item>
          <text:p text:style-name="P39"><text:span text:style-name="Strong_20_Emphasis">Establish Emergency Governance Mechanisms</text:span> for global crises</text:p>
        </text:list-item>
      </text:list>
      <text:p text:style-name="P5"><draw:frame draw:style-name="fr1" draw:name="Object1" text:anchor-type="as-char" svg:width="0.0161in" svg:height="0.0161in" draw:z-index="0"><draw:floating-frame/><svg:desc>OLE-object</svg:desc></draw:frame></text:p>
      <text:p text:style-name="P5"/>
      <text:h text:style-name="Heading_20_2" text:outline-level="2">Acknowledgments. </text:h>
      <text:p text:style-name="P42"><text:s text:c="4"/>It would be foolish, not to deploy state of the art of technologies. We used Ubuntu as our system, LibreOffice to edit documents, and we used AI for inspiration and suggestions, but we did not use AI for creation and verification. </text:p>
      <text:h text:style-name="Heading_20_3" text:outline-level="3"><text:soft-page-break/>List of Authors:</text:h>
      <text:p text:style-name="P42"><text:s text:c="2"/>Peter Gl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8-01T22:19:06.253961506</meta:creation-date>
    <dc:date>2025-08-04T23:25:06.141333311</dc:date>
    <dc:creator>Peter Glen</dc:creator>
    <meta:editing-duration>PT1H12M25S</meta:editing-duration>
    <meta:editing-cycles>43</meta:editing-cycles>
    <meta:generator>LibreOffice/7.3.7.2$Linux_X86_64 LibreOffice_project/30$Build-2</meta:generator>
    <meta:document-statistic meta:table-count="0" meta:image-count="0" meta:object-count="1" meta:page-count="8" meta:paragraph-count="164" meta:word-count="1664" meta:character-count="11794" meta:non-whitespace-character-count="10307"/>
  </office:meta>
</office:document-meta>
</file>